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9706d"/>
    </style:style>
    <style:style style:name="ce4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ce19"/>
        <table:table-column table:style-name="co3" table:default-cell-style-name="ce14"/>
        <table:table-column table:style-name="co1" table:number-columns-repeated="3" table:default-cell-style-name="ce14"/>
        <table:table-column table:style-name="co1" table:default-cell-style-name="ce22"/>
        <table:table-column table:style-name="co1" table:number-columns-repeated="4" table:default-cell-style-name="ce14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4"/>
          <table:table-cell table:style-name="Default"/>
          <table:table-cell table:style-name="ce20" table:number-columns-repeated="4"/>
          <table:table-cell table:style-name="Default"/>
          <table:table-cell table:style-name="ce23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string" calcext:value-type="string" table:number-columns-spanned="4" table:number-rows-spanned="1">
            <text:p>Año 1</text:p>
          </table:table-cell>
          <table:covered-table-cell table:number-columns-repeated="3" table:style-name="ce9"/>
          <table:table-cell table:style-name="Default"/>
          <table:table-cell table:style-name="ce4" office:value-type="string" calcext:value-type="string" table:number-columns-spanned="4" table:number-rows-spanned="1">
            <text:p>Año 2</text:p>
          </table:table-cell>
          <table:covered-table-cell table:number-columns-repeated="3" table:style-name="ce9"/>
          <table:table-cell table:style-name="Default"/>
          <table:table-cell table:style-name="ce4" office:value-type="string" calcext:value-type="string" table:number-columns-spanned="4" table:number-rows-spanned="1">
            <text:p>Año 3</text:p>
          </table:table-cell>
          <table:covered-table-cell table:number-columns-repeated="3" table:style-name="ce9"/>
        </table:table-row>
        <table:table-row table:style-name="ro2">
          <table:table-cell table:number-columns-repeated="2"/>
          <table:table-cell table:style-name="ce1" office:value-type="string" calcext:value-type="string">
            <text:p>Acciones</text:p>
          </table:table-cell>
          <table:table-cell/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Coste</text:p>
          </table:table-cell>
          <table:table-cell table:style-name="ce4" office:value-type="string" calcext:value-type="string">
            <text:p>Cobros</text:p>
          </table:table-cell>
          <table:table-cell table:style-name="ce4" office:value-type="string" calcext:value-type="string">
            <text:p>Pagos</text:p>
          </table:table-cell>
          <table:table-cell table:style-name="Default"/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Coste</text:p>
          </table:table-cell>
          <table:table-cell table:style-name="ce4" office:value-type="string" calcext:value-type="string">
            <text:p>Cobros</text:p>
          </table:table-cell>
          <table:table-cell table:style-name="ce4" office:value-type="string" calcext:value-type="string">
            <text:p>Pagos</text:p>
          </table:table-cell>
          <table:table-cell table:style-name="Default"/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Coste</text:p>
          </table:table-cell>
          <table:table-cell table:style-name="ce4" office:value-type="string" calcext:value-type="string">
            <text:p>Cobros</text:p>
          </table:table-cell>
          <table:table-cell table:style-name="ce4" office:value-type="string" calcext:value-type="string">
            <text:p>Pago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</text:p>
          </table:table-cell>
          <table:table-cell table:number-columns-repeated="2"/>
          <table:table-cell table:formula="of:=2000*6" office:value-type="float" office:value="12000" calcext:value-type="float">
            <text:p>12000</text:p>
          </table:table-cell>
          <table:table-cell/>
          <table:table-cell table:formula="of:=[.F8]" office:value-type="float" office:value="12000" calcext:value-type="float">
            <text:p>12000</text:p>
          </table:table-cell>
          <table:table-cell table:number-columns-repeated="2"/>
          <table:table-cell table:formula="of:=1000*8" office:value-type="float" office:value="8000" calcext:value-type="float">
            <text:p>8000</text:p>
          </table:table-cell>
          <table:table-cell/>
          <table:table-cell table:formula="of:=[.K8]" office:value-type="float" office:value="8000" calcext:value-type="float">
            <text:p>8000</text:p>
          </table:table-cell>
          <table:table-cell table:number-columns-repeated="2"/>
          <table:table-cell table:formula="of:=2800*8" office:value-type="float" office:value="22400" calcext:value-type="float">
            <text:p>22400</text:p>
          </table:table-cell>
          <table:table-cell/>
          <table:table-cell table:formula="of:=[.P8]" office:value-type="float" office:value="22400" calcext:value-type="float">
            <text:p>224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 2</text:p>
          </table:table-cell>
          <table:table-cell table:number-columns-repeated="2"/>
          <table:table-cell table:formula="of:=1000*7" office:value-type="float" office:value="7000" calcext:value-type="float">
            <text:p>7000</text:p>
          </table:table-cell>
          <table:table-cell table:style-name="ce14"/>
          <table:table-cell table:style-name="ce14" table:formula="of:=[.F9]" office:value-type="float" office:value="7000" calcext:value-type="float">
            <text:p>7000</text:p>
          </table:table-cell>
          <table:table-cell table:number-columns-repeated="2"/>
          <table:table-cell table:formula="of:=1000*8.5" office:value-type="float" office:value="8500" calcext:value-type="float">
            <text:p>8500</text:p>
          </table:table-cell>
          <table:table-cell/>
          <table:table-cell table:formula="of:=[.K9]" office:value-type="float" office:value="8500" calcext:value-type="float">
            <text:p>8500</text:p>
          </table:table-cell>
          <table:table-cell table:number-columns-repeated="2"/>
          <table:table-cell table:formula="of:=2000*9" office:value-type="float" office:value="18000" calcext:value-type="float">
            <text:p>18000</text:p>
          </table:table-cell>
          <table:table-cell/>
          <table:table-cell table:formula="of:=[.P9]" office:value-type="float" office:value="18000" calcext:value-type="float">
            <text:p>18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sos por venta</text:p>
          </table:table-cell>
          <table:table-cell/>
          <table:table-cell table:formula="of:=250*700" office:value-type="float" office:value="175000" calcext:value-type="float">
            <text:p>175000</text:p>
          </table:table-cell>
          <table:table-cell/>
          <table:table-cell table:style-name="ce15" table:formula="of:=[.E10]/2" office:value-type="float" office:value="87500" calcext:value-type="float">
            <office:annotation draw:style-name="gr1" svg:width="2.899cm" svg:height="1.799cm" svg:x="18.812cm" svg:y="2.712cm" draw:caption-point-x="-0.61cm" draw:caption-point-y="1.51cm">
              <dc:creator>Autoría desconocida</dc:creator>
              <dc:date>2025-02-18T09:05:00</dc:date>
              <text:p>Cobra la mitad de los ingresos el año 2</text:p>
            </office:annotation>
            <text:p>87500</text:p>
          </table:table-cell>
          <table:table-cell table:style-name="ce14"/>
          <table:table-cell/>
          <table:table-cell table:formula="of:=1500*270" office:value-type="float" office:value="405000" calcext:value-type="float">
            <text:p>405000</text:p>
          </table:table-cell>
          <table:table-cell/>
          <table:table-cell table:formula="of:=[.J10]" office:value-type="float" office:value="405000" calcext:value-type="float">
            <text:p>405000</text:p>
          </table:table-cell>
          <table:table-cell table:number-columns-repeated="2"/>
          <table:table-cell table:formula="of:=1300*281" office:value-type="float" office:value="365300" calcext:value-type="float">
            <text:p>365300</text:p>
          </table:table-cell>
          <table:table-cell/>
          <table:table-cell table:formula="of:=[.O10]" office:value-type="float" office:value="365300" calcext:value-type="float">
            <text:p>3653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2</text:p>
          </table:table-cell>
          <table:table-cell/>
          <table:table-cell table:formula="of:=400*260" office:value-type="float" office:value="104000" calcext:value-type="float">
            <text:p>104000</text:p>
          </table:table-cell>
          <table:table-cell/>
          <table:table-cell table:style-name="ce16" table:formula="of:=[.E11]/2" office:value-type="float" office:value="52000" calcext:value-type="float">
            <office:annotation draw:style-name="gr1" svg:width="2.899cm" svg:height="1.799cm" svg:x="18.812cm" svg:y="3.199cm" draw:caption-point-x="-0.61cm" draw:caption-point-y="1.51cm">
              <dc:creator>Autoría desconocida</dc:creator>
              <dc:date>2025-02-18T09:18:00</dc:date>
              <text:p>Se cobra la mitad el año 2</text:p>
            </office:annotation>
            <text:p>52000</text:p>
          </table:table-cell>
          <table:table-cell table:style-name="ce14"/>
          <table:table-cell/>
          <table:table-cell table:formula="of:=1000*273" office:value-type="float" office:value="273000" calcext:value-type="float">
            <text:p>273000</text:p>
          </table:table-cell>
          <table:table-cell/>
          <table:table-cell table:formula="of:=[.J11]" office:value-type="float" office:value="273000" calcext:value-type="float">
            <text:p>273000</text:p>
          </table:table-cell>
          <table:table-cell table:number-columns-repeated="2"/>
          <table:table-cell table:formula="of:=1200*282" office:value-type="float" office:value="338400" calcext:value-type="float">
            <text:p>338400</text:p>
          </table:table-cell>
          <table:table-cell/>
          <table:table-cell table:formula="of:=[.O11]" office:value-type="float" office:value="338400" calcext:value-type="float">
            <text:p>3384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3</text:p>
          </table:table-cell>
          <table:table-cell/>
          <table:table-cell table:formula="of:=400*262" office:value-type="float" office:value="104800" calcext:value-type="float">
            <text:p>104800</text:p>
          </table:table-cell>
          <table:table-cell/>
          <table:table-cell table:style-name="ce16" table:formula="of:=[.E12]/2" office:value-type="float" office:value="52400" calcext:value-type="float">
            <office:annotation draw:style-name="gr1" svg:width="2.899cm" svg:height="1.799cm" svg:x="18.812cm" svg:y="3.686cm" draw:caption-point-x="-0.61cm" draw:caption-point-y="1.51cm">
              <dc:creator>Autoría desconocida</dc:creator>
              <dc:date>2025-02-18T09:18:00</dc:date>
              <text:p>Se cobra la mitad el año 2</text:p>
            </office:annotation>
            <text:p>52400</text:p>
          </table:table-cell>
          <table:table-cell table:style-name="ce18"/>
          <table:table-cell/>
          <table:table-cell table:formula="of:=500*275" office:value-type="float" office:value="137500" calcext:value-type="float">
            <text:p>137500</text:p>
          </table:table-cell>
          <table:table-cell/>
          <table:table-cell table:formula="of:=[.J12]" office:value-type="float" office:value="137500" calcext:value-type="float">
            <text:p>137500</text:p>
          </table:table-cell>
          <table:table-cell table:number-columns-repeated="2"/>
          <table:table-cell table:formula="of:=1600*285" office:value-type="float" office:value="456000" calcext:value-type="float">
            <text:p>456000</text:p>
          </table:table-cell>
          <table:table-cell/>
          <table:table-cell table:formula="of:=[.O12]" office:value-type="float" office:value="456000" calcext:value-type="float">
            <text:p>456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4</text:p>
          </table:table-cell>
          <table:table-cell table:number-columns-repeated="3"/>
          <table:table-cell table:style-name="ce14" table:number-columns-repeated="2"/>
          <table:table-cell table:number-columns-repeated="6"/>
          <table:table-cell table:formula="of:=700*286" office:value-type="float" office:value="200200" calcext:value-type="float">
            <text:p>200200</text:p>
          </table:table-cell>
          <table:table-cell/>
          <table:table-cell table:formula="of:=[.O13]" office:value-type="float" office:value="200200" calcext:value-type="float">
            <text:p>200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lquiler</text:p>
          </table:table-cell>
          <table:table-cell table:number-columns-repeated="2"/>
          <table:table-cell table:formula="of:=700*12" office:value-type="float" office:value="8400" calcext:value-type="float">
            <text:p>8400</text:p>
          </table:table-cell>
          <table:table-cell table:style-name="ce14"/>
          <table:table-cell table:style-name="ce16" table:formula="of:=[.F14]/2" office:value-type="float" office:value="4200" calcext:value-type="float">
            <office:annotation draw:style-name="gr1" svg:width="2.899cm" svg:height="1.799cm" svg:x="21.07cm" svg:y="4.66cm" draw:caption-point-x="-0.61cm" draw:caption-point-y="1.51cm">
              <dc:creator>Autoría desconocida</dc:creator>
              <dc:date>2025-02-18T10:02:00</dc:date>
              <text:p>Paga la mitad del alquiler el año 2</text:p>
            </office:annotation>
            <text:p>42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Amortización Edificio</text:p>
          </table:table-cell>
          <table:table-cell table:number-columns-repeated="2"/>
          <table:table-cell table:formula="of:=15000/3" office:value-type="float" office:value="5000" calcext:value-type="float">
            <text:p>5000</text:p>
          </table:table-cell>
          <table:table-cell/>
          <table:table-cell table:style-name="ce10" table:formula="of:=15000/2" office:value-type="float" office:value="7500" calcext:value-type="float">
            <office:annotation draw:style-name="gr1" svg:width="2.899cm" svg:height="1.799cm" svg:x="21.07cm" svg:y="5.146cm" draw:caption-point-x="-0.61cm" draw:caption-point-y="1.51cm">
              <dc:creator>Autoría desconocida</dc:creator>
              <dc:date>2025-02-18T10:04:00</dc:date>
              <text:p>Paga la amortización los años 1 y 2. Dura 3 años</text:p>
            </office:annotation>
            <text:p>7500</text:p>
          </table:table-cell>
          <table:table-cell/>
          <table:table-cell table:style-name="ce5" table:number-columns-repeated="3"/>
          <table:table-cell/>
          <table:table-cell table:style-name="ce19"/>
          <table:table-cell table:style-name="ce5"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Amortización Maquinaria</text:p>
          </table:table-cell>
          <table:table-cell table:number-columns-repeated="2"/>
          <table:table-cell table:style-name="ce10" table:formula="of:=[$Préstamo.F4]/3" office:value-type="float" office:value="2500" calcext:value-type="float">
            <office:annotation draw:style-name="gr1" svg:width="2.899cm" svg:height="1.799cm" svg:x="16.554cm" svg:y="5.633cm" draw:caption-point-x="-0.61cm" draw:caption-point-y="1.51cm">
              <dc:creator>Autoría desconocida</dc:creator>
              <dc:date>2025-02-18T10:29:00</dc:date>
              <text:p>Amortización de la maquinaria dividida en los años existentes</text:p>
            </office:annotation>
            <text:p>2500</text:p>
          </table:table-cell>
          <table:table-cell table:style-name="ce14"/>
          <table:table-cell table:style-name="ce10" table:formula="of:=[$Préstamo.F14]" office:value-type="float" office:value="2626.02875431823" calcext:value-type="float">
            <office:annotation draw:style-name="gr1" svg:width="2.899cm" svg:height="1.799cm" svg:x="21.07cm" svg:y="5.633cm" draw:caption-point-x="-0.61cm" draw:caption-point-y="1.51cm">
              <dc:creator>Autoría desconocida</dc:creator>
              <dc:date>2025-02-18T10:08:00</dc:date>
              <text:p>Se pagan todos los años la maquinaria por la anualidad</text:p>
            </office:annotation>
            <text:p>2626,0287543182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ueldo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14"/>
          <table:table-cell table:style-name="ce14" table:formula="of:=[.F17]" office:value-type="float" office:value="2000" calcext:value-type="float">
            <text:p>20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eguridad Social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/>
          <table:table-cell table:style-name="ce14" table:formula="of:=[.F18]" office:value-type="float" office:value="200" calcext:value-type="float">
            <text:p>2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uministro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4"/>
          <table:table-cell table:style-name="ce14" table:formula="of:=[.F19]" office:value-type="float" office:value="400" calcext:value-type="float">
            <text:p>400</text:p>
          </table:table-cell>
          <table:table-cell table:number-columns-repeated="6"/>
          <table:table-cell table:style-name="ce24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Interés Maquinaria</text:p>
          </table:table-cell>
          <table:table-cell table:number-columns-repeated="2"/>
          <table:table-cell table:formula="of:=[$Préstamo.H20]" office:value-type="float" office:value="187.5" calcext:value-type="float">
            <text:p>187,5</text:p>
          </table:table-cell>
          <table:table-cell table:number-columns-repeated="4"/>
          <table:table-cell table:formula="of:=[$Préstamo.H21]" office:value-type="float" office:value="126.536781142044" calcext:value-type="float">
            <text:p>126,536781142044</text:p>
          </table:table-cell>
          <table:table-cell table:number-columns-repeated="4"/>
          <table:table-cell table:formula="of:=[$Préstamo.H22]" office:value-type="float" office:value="64.0494818126397" calcext:value-type="float">
            <text:p>64,049481812639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eguro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[.F21]" office:value-type="float" office:value="900" calcext:value-type="float">
            <text:p>9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Publicidad</text:p>
          </table:table-cell>
          <table:table-cell table:number-columns-repeated="2"/>
          <table:table-cell table:style-name="ce11" table:formula="of:=800/2" office:value-type="float" office:value="400" calcext:value-type="float">
            <office:annotation draw:style-name="gr1" svg:width="2.899cm" svg:height="1.799cm" svg:x="16.554cm" svg:y="8.554cm" draw:caption-point-x="-0.61cm" draw:caption-point-y="1.51cm">
              <dc:creator>Autoría desconocida</dc:creator>
              <dc:date>2025-02-18T10:15:00</dc:date>
              <text:p>Dura dos años y paga todo el año 2</text:p>
            </office:annotation>
            <text:p>400</text:p>
          </table:table-cell>
          <table:table-cell/>
          <table:table-cell table:style-name="ce15"/>
          <table:table-cell/>
          <table:table-cell table:style-name="ce21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Cuota autónomo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formula="of:=[.F23]" office:value-type="float" office:value="3600" calcext:value-type="float">
            <text:p>36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Ingresos financieros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style-name="ce17" table:formula="of:=[.E24]/2" office:value-type="float" office:value="750" calcext:value-type="float">
            <office:annotation draw:style-name="gr1" svg:width="2.899cm" svg:height="1.799cm" svg:x="18.812cm" svg:y="9.528cm" draw:caption-point-x="-0.61cm" draw:caption-point-y="1.51cm">
              <dc:creator>Autoría desconocida</dc:creator>
              <dc:date>2025-02-18T10:17:00</dc:date>
              <text:p>Se cobra entre los años 1 y 3</text:p>
            </office:annotation>
            <text:p>750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>
            <text:p>Ef</text:p>
          </table:table-cell>
          <table:table-cell/>
          <table:table-cell table:formula="of:=[$Inventario.N11]" office:value-type="float" office:value="9652.17391304348" calcext:value-type="float">
            <text:p>9652,17391304348</text:p>
          </table:table-cell>
          <table:table-cell table:number-columns-repeated="13"/>
        </table:table-row>
        <table:table-row table:style-name="ro3" table:number-rows-repeated="3">
          <table:table-cell table:number-columns-repeated="18"/>
        </table:table-row>
        <table:table-row table:style-name="ro3" table:number-rows-repeated="3">
          <table:table-cell table:number-columns-repeated="9"/>
          <table:table-cell table:style-name="ce5" table:number-columns-repeated="4"/>
          <table:table-cell table:style-name="ce19"/>
          <table:table-cell table:number-columns-repeated="4"/>
        </table:table-row>
        <table:table-row table:style-name="ro3" table:number-rows-repeated="6">
          <table:table-cell table:number-columns-repeated="9"/>
          <table:table-cell table:style-name="ce5" table:number-columns-repeated="4"/>
          <table:table-cell table:style-name="ce19"/>
          <table:table-cell table:style-name="ce5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formula="of:=SUM([.E8:.E38])" office:value-type="float" office:value="394952.173913043" calcext:value-type="float">
            <text:p>394952,173913043</text:p>
          </table:table-cell>
          <table:table-cell table:style-name="Default" table:formula="of:=SUM([.F8:.F38])" office:value-type="float" office:value="42587.5" calcext:value-type="float">
            <text:p>42587,5</text:p>
          </table:table-cell>
          <table:table-cell table:style-name="Default" table:formula="of:=SUM([.G8:.G38])" office:value-type="float" office:value="192650" calcext:value-type="float">
            <text:p>192650</text:p>
          </table:table-cell>
          <table:table-cell table:style-name="Default" table:formula="of:=SUM([.H8:.H38])" office:value-type="float" office:value="40426.0287543182" calcext:value-type="float">
            <text:p>40426,0287543182</text:p>
          </table:table-cell>
          <table:table-cell table:style-name="Default"/>
          <table:table-cell table:style-name="Default" table:formula="of:=SUM([.J8:.J38])" office:value-type="float" office:value="815500" calcext:value-type="float">
            <text:p>815500</text:p>
          </table:table-cell>
          <table:table-cell table:style-name="Default" table:formula="of:=SUM([.K8:.K38])" office:value-type="float" office:value="16626.536781142" calcext:value-type="float">
            <text:p>16626,536781142</text:p>
          </table:table-cell>
          <table:table-cell table:style-name="Default" table:formula="of:=SUM([.L8:.L38])" office:value-type="float" office:value="815500" calcext:value-type="float">
            <text:p>815500</text:p>
          </table:table-cell>
          <table:table-cell table:style-name="Default" table:formula="of:=SUM([.M8:.M38])" office:value-type="float" office:value="16500" calcext:value-type="float">
            <text:p>16500</text:p>
          </table:table-cell>
          <table:table-cell table:style-name="Default"/>
          <table:table-cell table:style-name="Default" table:formula="of:=SUM([.O8:.O38])" office:value-type="float" office:value="1359900" calcext:value-type="float">
            <text:p>1359900</text:p>
          </table:table-cell>
          <table:table-cell table:style-name="Default" table:formula="of:=SUM([.P8:.P38])" office:value-type="float" office:value="40464.0494818126" calcext:value-type="float">
            <text:p>40464,0494818126</text:p>
          </table:table-cell>
          <table:table-cell table:style-name="Default" table:formula="of:=SUM([.Q8:.Q38])" office:value-type="float" office:value="1359900" calcext:value-type="float">
            <text:p>1359900</text:p>
          </table:table-cell>
          <table:table-cell table:style-name="Default" table:formula="of:=SUM([.R8:.R38])" office:value-type="float" office:value="40400" calcext:value-type="float">
            <text:p>404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 office:value-type="string" calcext:value-type="string">
            <text:p>Beneficio</text:p>
          </table:table-cell>
          <table:table-cell table:style-name="ce12" table:formula="of:=[.E39]-[.F39]" office:value-type="float" office:value="352364.673913043" calcext:value-type="float">
            <text:p>352364,673913043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J39]-[.K39]" office:value-type="float" office:value="798873.463218858" calcext:value-type="float">
            <text:p>798873,463218858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O39]-[.P39]" office:value-type="float" office:value="1319435.95051819" calcext:value-type="float">
            <text:p>1319435,95051819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" office:value-type="string" calcext:value-type="string">
            <text:p>Tesorería</text:p>
          </table:table-cell>
          <table:table-cell table:style-name="ce13" table:formula="of:=[.G39]-[.H39]" office:value-type="float" office:value="152223.971245682" calcext:value-type="float">
            <text:p>152223,971245682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L39]-[.M39]" office:value-type="float" office:value="799000" calcext:value-type="float">
            <text:p>799000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Q39]-[.R39]" office:value-type="float" office:value="1319500" calcext:value-type="float">
            <text:p>1319500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B1 + B2 + B3</text:p>
          </table:table-cell>
          <table:table-cell table:style-name="Default" table:formula="of:=[.F42]+[.K42]+[.P42]" office:value-type="float" office:value="2470674.08765009" calcext:value-type="float">
            <text:p>2470674,08765009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T1 + T2 + T3</text:p>
          </table:table-cell>
          <table:table-cell table:style-name="Default" table:formula="of:=[.F44]+[.K44]+[.P44]" office:value-type="float" office:value="2270723.97124568" calcext:value-type="float">
            <text:p>2270723,97124568</text:p>
          </table:table-cell>
          <table:table-cell table:style-name="Default" table:number-columns-repeated="7"/>
        </table:table-row>
      </table:table>
      <table:table table:name="Inventario" table:style-name="ta1">
        <table:table-column table:style-name="co1" table:number-columns-repeated="3" table:default-cell-style-name="Default"/>
        <table:table-column table:style-name="co1" table:default-cell-style-name="ce29"/>
        <table:table-column table:style-name="co1" table:number-columns-repeated="5" table:default-cell-style-name="ce30"/>
        <table:table-column table:style-name="co4" table:default-cell-style-name="ce30"/>
        <table:table-column table:style-name="co1" table:number-columns-repeated="2" table:default-cell-style-name="ce30"/>
        <table:table-column table:style-name="co4" table:default-cell-style-name="ce30"/>
        <table:table-column table:style-name="co1" table:default-cell-style-name="ce30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8" office:value-type="string" calcext:value-type="string" table:number-columns-spanned="3" table:number-rows-spanned="1">
            <text:p>Entra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Sali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Almacén</text:p>
          </table:table-cell>
          <table:covered-table-cell table:number-columns-repeated="2" table:style-name="ce31"/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Fechas</text:p>
          </table:table-cell>
          <table:table-cell table:style-name="ce28" office:value-type="string" calcext:value-type="string">
            <text:p>Concepto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2000" calcext:value-type="float">
            <text:p>12000</text:p>
          </table:table-cell>
          <table:table-cell table:number-columns-repeated="3"/>
          <table:table-cell table:formula="of:=[.F7]" office:value-type="float" office:value="2000" calcext:value-type="float">
            <text:p>2000</text:p>
          </table:table-cell>
          <table:table-cell table:formula="of:=[.N7]/[.L7]" office:value-type="float" office:value="6" calcext:value-type="float">
            <text:p>6</text:p>
          </table:table-cell>
          <table:table-cell table:style-name="ce32" table:formula="of:=[.H7]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M7]" office:value-type="float" office:value="6" calcext:value-type="float">
            <text:p>6</text:p>
          </table:table-cell>
          <table:table-cell table:formula="of:=[.I8]*[.J8]" office:value-type="float" office:value="4200" calcext:value-type="float">
            <text:p>4200</text:p>
          </table:table-cell>
          <table:table-cell table:formula="of:=[.L7]-[.I8]" office:value-type="float" office:value="1300" calcext:value-type="float">
            <text:p>1300</text:p>
          </table:table-cell>
          <table:table-cell table:formula="of:=[.N8]/[.L8]" office:value-type="float" office:value="6" calcext:value-type="float">
            <text:p>6</text:p>
          </table:table-cell>
          <table:table-cell table:style-name="ce33" table:formula="of:=[.N7]-[.K8]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F9]*[.G9]" office:value-type="float" office:value="7000" calcext:value-type="float">
            <text:p>7000</text:p>
          </table:table-cell>
          <table:table-cell table:number-columns-repeated="3"/>
          <table:table-cell table:formula="of:=[.L8]+[.F9]" office:value-type="float" office:value="2300" calcext:value-type="float">
            <text:p>2300</text:p>
          </table:table-cell>
          <table:table-cell table:formula="of:=[.N9]/[.L9]" office:value-type="float" office:value="6.43478260869565" calcext:value-type="float">
            <text:p>6,43478260869565</text:p>
          </table:table-cell>
          <table:table-cell table:style-name="ce32" table:formula="of:=[.N8]+[.H9]" office:value-type="float" office:value="14800" calcext:value-type="float">
            <text:p>14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9]" office:value-type="float" office:value="6.43478260869565" calcext:value-type="float">
            <text:p>6,43478260869565</text:p>
          </table:table-cell>
          <table:table-cell table:formula="of:=[.I10]*[.J10]" office:value-type="float" office:value="2573.91304347826" calcext:value-type="float">
            <text:p>2573,91304347826</text:p>
          </table:table-cell>
          <table:table-cell table:formula="of:=[.L9]-[.I10]" office:value-type="float" office:value="1900" calcext:value-type="float">
            <text:p>1900</text:p>
          </table:table-cell>
          <table:table-cell table:formula="of:=[.N10]/[.L10]" office:value-type="float" office:value="6.43478260869565" calcext:value-type="float">
            <text:p>6,43478260869565</text:p>
          </table:table-cell>
          <table:table-cell table:style-name="ce32" table:formula="of:=[.N9]-[.K10]" office:value-type="float" office:value="12226.0869565217" calcext:value-type="float">
            <text:p>12226,0869565217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10]" office:value-type="float" office:value="6.43478260869565" calcext:value-type="float">
            <text:p>6,43478260869565</text:p>
          </table:table-cell>
          <table:table-cell table:formula="of:=[.I11]*[.J11]" office:value-type="float" office:value="2573.91304347826" calcext:value-type="float">
            <text:p>2573,91304347826</text:p>
          </table:table-cell>
          <table:table-cell table:formula="of:=[.L10]-[.I11]" office:value-type="float" office:value="1500" calcext:value-type="float">
            <text:p>1500</text:p>
          </table:table-cell>
          <table:table-cell table:formula="of:=[.N11]/[.L11]" office:value-type="float" office:value="6.43478260869565" calcext:value-type="float">
            <text:p>6,43478260869565</text:p>
          </table:table-cell>
          <table:table-cell table:style-name="ce34" table:formula="of:=[.N10]-[.K11]" office:value-type="float" office:value="9652.17391304348" calcext:value-type="float">
            <text:p>9652,17391304348</text:p>
          </table:table-cell>
          <table:table-cell table:style-name="ce40" office:value-type="string" calcext:value-type="string">
            <text:p>Ef Año 1</text:p>
          </table:table-cell>
        </table:table-row>
        <table:table-row table:style-name="ro1">
          <table:table-cell table:number-columns-repeated="13"/>
          <table:table-cell table:style-name="ce32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L11]" office:value-type="float" office:value="1500" calcext:value-type="float">
            <text:p>1500</text:p>
          </table:table-cell>
          <table:table-cell table:formula="of:=[.M11]" office:value-type="float" office:value="6.43478260869565" calcext:value-type="float">
            <text:p>6,43478260869565</text:p>
          </table:table-cell>
          <table:table-cell table:style-name="ce35" table:formula="of:=[.N11]" office:value-type="float" office:value="9652.17391304348" calcext:value-type="float">
            <text:p>9652,17391304348</text:p>
          </table:table-cell>
          <table:table-cell table:style-name="ce41" office:value-type="string" calcext:value-type="string">
            <text:p>Ei Año 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F14]*[.G14]" office:value-type="float" office:value="8000" calcext:value-type="float">
            <text:p>8000</text:p>
          </table:table-cell>
          <table:table-cell table:number-columns-repeated="3"/>
          <table:table-cell table:formula="of:=[.L13]+[.F14]" office:value-type="float" office:value="2500" calcext:value-type="float">
            <text:p>2500</text:p>
          </table:table-cell>
          <table:table-cell table:formula="of:=[.N14]/[.L14]" office:value-type="float" office:value="7.06086956521739" calcext:value-type="float">
            <text:p>7,06086956521739</text:p>
          </table:table-cell>
          <table:table-cell table:style-name="ce32" table:formula="of:=[.N13]+[.H14]" office:value-type="float" office:value="17652.1739130435" calcext:value-type="float">
            <text:p>176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,5</text:p>
          </table:table-cell>
          <table:table-cell table:formula="of:=[.F15]*[.G15]" office:value-type="float" office:value="8500" calcext:value-type="float">
            <text:p>8500</text:p>
          </table:table-cell>
          <table:table-cell table:number-columns-repeated="3"/>
          <table:table-cell table:formula="of:=[.L14]+[.F15]" office:value-type="float" office:value="3500" calcext:value-type="float">
            <text:p>3500</text:p>
          </table:table-cell>
          <table:table-cell table:formula="of:=[.N15]/[.L15]" office:value-type="float" office:value="7.47204968944099" calcext:value-type="float">
            <text:p>7,47204968944099</text:p>
          </table:table-cell>
          <table:table-cell table:style-name="ce32" table:formula="of:=[.N14]+[.H15]" office:value-type="float" office:value="26152.1739130435" calcext:value-type="float">
            <text:p>261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M15]" office:value-type="float" office:value="7.47204968944099" calcext:value-type="float">
            <text:p>7,47204968944099</text:p>
          </table:table-cell>
          <table:table-cell table:formula="of:=[.I16]*[.J16]" office:value-type="float" office:value="11208.0745341615" calcext:value-type="float">
            <text:p>11208,0745341615</text:p>
          </table:table-cell>
          <table:table-cell table:formula="of:=[.L15]-[.I16]" office:value-type="float" office:value="2000" calcext:value-type="float">
            <text:p>2000</text:p>
          </table:table-cell>
          <table:table-cell table:formula="of:=[.N16]/[.L16]" office:value-type="float" office:value="7.47204968944099" calcext:value-type="float">
            <text:p>7,47204968944099</text:p>
          </table:table-cell>
          <table:table-cell table:style-name="ce36" table:formula="of:=[.N15]-[.K16]" office:value-type="float" office:value="14944.099378882" calcext:value-type="float">
            <text:p>14944,099378882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M16]" office:value-type="float" office:value="7.47204968944099" calcext:value-type="float">
            <text:p>7,47204968944099</text:p>
          </table:table-cell>
          <table:table-cell table:formula="of:=[.I17]*[.J17]" office:value-type="float" office:value="7472.04968944099" calcext:value-type="float">
            <text:p>7472,04968944099</text:p>
          </table:table-cell>
          <table:table-cell table:formula="of:=[.L16]-[.I17]" office:value-type="float" office:value="1000" calcext:value-type="float">
            <text:p>1000</text:p>
          </table:table-cell>
          <table:table-cell table:formula="of:=[.N17]/[.L17]" office:value-type="float" office:value="7.47204968944099" calcext:value-type="float">
            <text:p>7,47204968944099</text:p>
          </table:table-cell>
          <table:table-cell table:style-name="ce32" table:formula="of:=[.N16]-[.K17]" office:value-type="float" office:value="7472.04968944099" calcext:value-type="float">
            <text:p>7472,04968944099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M17]" office:value-type="float" office:value="7.47204968944099" calcext:value-type="float">
            <text:p>7,47204968944099</text:p>
          </table:table-cell>
          <table:table-cell table:formula="of:=[.I18]*[.J18]" office:value-type="float" office:value="3736.0248447205" calcext:value-type="float">
            <text:p>3736,0248447205</text:p>
          </table:table-cell>
          <table:table-cell table:formula="of:=[.L17]-[.I18]" office:value-type="float" office:value="500" calcext:value-type="float">
            <text:p>500</text:p>
          </table:table-cell>
          <table:table-cell table:formula="of:=[.N18]/[.L18]" office:value-type="float" office:value="7.47204968944099" calcext:value-type="float">
            <text:p>7,47204968944099</text:p>
          </table:table-cell>
          <table:table-cell table:style-name="ce37" table:formula="of:=[.N17]-[.K18]" office:value-type="float" office:value="3736.0248447205" calcext:value-type="float">
            <text:p>3736,0248447205</text:p>
          </table:table-cell>
          <table:table-cell table:style-name="ce42" office:value-type="string" calcext:value-type="string">
            <text:p>Ef Año 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L18]" office:value-type="float" office:value="500" calcext:value-type="float">
            <text:p>500</text:p>
          </table:table-cell>
          <table:table-cell table:formula="of:=[.M18]" office:value-type="float" office:value="7.47204968944099" calcext:value-type="float">
            <text:p>7,47204968944099</text:p>
          </table:table-cell>
          <table:table-cell table:style-name="ce38" table:formula="of:=[.N18]" office:value-type="float" office:value="3736.0248447205" calcext:value-type="float">
            <text:p>3736,0248447205</text:p>
          </table:table-cell>
          <table:table-cell table:style-name="ce43" office:value-type="string" calcext:value-type="string">
            <text:p>Ei Año 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Entrad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F21]*[.G21]" office:value-type="float" office:value="22400" calcext:value-type="float">
            <text:p>22400</text:p>
          </table:table-cell>
          <table:table-cell table:number-columns-repeated="3"/>
          <table:table-cell table:formula="of:=[.L20]+[.F21]" office:value-type="float" office:value="3300" calcext:value-type="float">
            <text:p>3300</text:p>
          </table:table-cell>
          <table:table-cell office:value-type="string" calcext:value-type="string">
            <text:p>500*7,47 + 2800*8</text:p>
          </table:table-cell>
          <table:table-cell table:formula="of:=[.N20]+[.H21]" office:value-type="float" office:value="26136.0248447205" calcext:value-type="float">
            <text:p>26136,024844720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500*7,47 + 800*8</text:p>
          </table:table-cell>
          <table:table-cell table:formula="of:=([.L20]*[.M20]+800*[.G21])" office:value-type="float" office:value="10136.0248447205" calcext:value-type="float">
            <text:p>10136,0248447205</text:p>
          </table:table-cell>
          <table:table-cell table:formula="of:=[.L21]-[.I22]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formula="of:=[.N21]-[.K22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formula="of:=[.F23]*[.G23]" office:value-type="float" office:value="18000" calcext:value-type="float">
            <text:p>18000</text:p>
          </table:table-cell>
          <table:table-cell table:number-columns-repeated="3"/>
          <table:table-cell table:formula="of:=[.L22]+[.F23]" office:value-type="float" office:value="4000" calcext:value-type="float">
            <text:p>4000</text:p>
          </table:table-cell>
          <table:table-cell office:value-type="string" calcext:value-type="string">
            <text:p>2000*8 + 2000*9</text:p>
          </table:table-cell>
          <table:table-cell table:formula="of:=[.N22]+[.H23]" office:value-type="float" office:value="34000" calcext:value-type="float">
            <text:p>34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string" calcext:value-type="string">
            <text:p>1200*8</text:p>
          </table:table-cell>
          <table:table-cell table:formula="of:=[.I24]*8" office:value-type="float" office:value="9600" calcext:value-type="float">
            <text:p>9600</text:p>
          </table:table-cell>
          <table:table-cell table:formula="of:=[.L23]-[.I24]" office:value-type="float" office:value="2800" calcext:value-type="float">
            <text:p>2800</text:p>
          </table:table-cell>
          <table:table-cell office:value-type="string" calcext:value-type="string">
            <text:p>800*8 + 2000*9</text:p>
          </table:table-cell>
          <table:table-cell table:formula="of:=[.N23]-[.K24]" office:value-type="float" office:value="24400" calcext:value-type="float">
            <text:p>244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800*8 + 800*9</text:p>
          </table:table-cell>
          <table:table-cell table:formula="of:=800*8+800*9" office:value-type="float" office:value="13600" calcext:value-type="float">
            <text:p>13600</text:p>
          </table:table-cell>
          <table:table-cell table:formula="of:=[.L24]-[.I25]" office:value-type="float" office:value="1200" calcext:value-type="float">
            <text:p>1200</text:p>
          </table:table-cell>
          <table:table-cell office:value-type="string" calcext:value-type="string">
            <text:p>1200*9</text:p>
          </table:table-cell>
          <table:table-cell table:formula="of:=[.N24]-[.K25]" office:value-type="float" office:value="10800" calcext:value-type="float">
            <text:p>10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700*9</text:p>
          </table:table-cell>
          <table:table-cell table:formula="of:=700*9" office:value-type="float" office:value="6300" calcext:value-type="float">
            <text:p>6300</text:p>
          </table:table-cell>
          <table:table-cell table:formula="of:=[.L25]-[.I26]" office:value-type="float" office:value="500" calcext:value-type="float">
            <text:p>500</text:p>
          </table:table-cell>
          <table:table-cell office:value-type="string" calcext:value-type="string">
            <text:p>500*9</text:p>
          </table:table-cell>
          <table:table-cell table:style-name="ce39" table:formula="of:=[.N25]-[.K26]" office:value-type="float" office:value="4500" calcext:value-type="float">
            <text:p>4500</text:p>
          </table:table-cell>
          <table:table-cell table:style-name="ce44" office:value-type="string" calcext:value-type="string">
            <text:p>Ef Año 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1</text:p>
          </table:table-cell>
          <table:covered-table-cell table:number-columns-repeated="3" table:style-name="ce21"/>
          <table:table-cell table:style-name="ce48" office:value-type="float" office:value="6000" calcext:value-type="float">
            <text:p>60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number-columns-repeated="2" table:style-name="ce46" office:value-type="float" office:value="2500" calcext:value-type="float">
            <text:p>2500</text:p>
          </table:table-cell>
          <table:table-cell table:style-name="ce46" table:formula="of:=2900+350"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9]/(1+([.F10]/100))" office:value-type="float" office:value="2450.98039215686" calcext:value-type="float">
            <text:p>2450,98039215686</text:p>
          </table:table-cell>
          <table:table-cell table:style-name="ce46" table:formula="of:=[.G9]/((1+([.F10]/100))*(1+([.G10]/100)))" office:value-type="float" office:value="2402.92195309496" calcext:value-type="float">
            <text:p>2402,92195309496</text:p>
          </table:table-cell>
          <table:table-cell table:style-name="ce46" table:formula="of:=[.H9]/((1+([.F10]/100))*(1+([.G10]/100))*(1+([.H10]/100)))" office:value-type="float" office:value="3062.54758727789" calcext:value-type="float">
            <text:p>3062,54758727789</text:p>
          </table:table-cell>
          <table:table-cell table:style-name="ce49" table:formula="of:=-6000+SUM([.F11:.H11])" office:value-type="float" office:value="1916.44993252972" calcext:value-type="float">
            <text:p>1916,44993252972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2</text:p>
          </table:table-cell>
          <table:covered-table-cell table:number-columns-repeated="3" table:style-name="ce21"/>
          <table:table-cell table:style-name="ce48" office:value-type="float" office:value="7500" calcext:value-type="float">
            <text:p>75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style-name="ce46" office:value-type="float" office:value="3850" calcext:value-type="float">
            <text:p>3850</text:p>
          </table:table-cell>
          <table:table-cell table:style-name="ce46" office:value-type="float" office:value="3800" calcext:value-type="float">
            <text:p>3800</text:p>
          </table:table-cell>
          <table:table-cell table:style-name="ce46" table:formula="of:=3800+100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16]/(1+([.F17]/100))" office:value-type="float" office:value="3719.80676328502" calcext:value-type="float">
            <text:p>3719,80676328502</text:p>
          </table:table-cell>
          <table:table-cell table:style-name="ce46" table:formula="of:=[.G16]/((1+([.F17]/100))*(1+([.G17]/100)))" office:value-type="float" office:value="3547.34066139233" calcext:value-type="float">
            <text:p>3547,34066139233</text:p>
          </table:table-cell>
          <table:table-cell table:style-name="ce46" table:formula="of:=[.H16]/((1+([.F17]/100))*(1+([.G17]/100))*(1+([.H17]/100)))" office:value-type="float" office:value="3517.57655210529" calcext:value-type="float">
            <text:p>3517,57655210529</text:p>
          </table:table-cell>
          <table:table-cell table:style-name="ce49" table:formula="of:=-7500+SUM([.F18:.H18])" office:value-type="float" office:value="3284.72397678264" calcext:value-type="float">
            <text:p>3284,7239767826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4">
          <table:table-cell table:number-columns-repeated="4"/>
          <table:table-cell table:style-name="ce45" office:value-type="string" calcext:value-type="string">
            <text:p>Rentable</text:p>
          </table:table-cell>
          <table:table-cell table:style-name="ce47" table:formula="of:=IF([.I11]&gt;[.I18];&quot;VAN 1&quot;;IF([.I18]&gt;[.I11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4">
          <table:table-cell table:number-columns-repeated="4"/>
          <table:table-cell table:style-name="ce52" office:value-type="string" calcext:value-type="string">
            <text:p>Capital</text:p>
          </table:table-cell>
          <table:table-cell table:style-name="ce52" table:formula="of:=IF([$VAN.F22]=&quot;VAN 1&quot;;[$VAN.I7];[$VAN.I14])" office:value-type="float" office:value="7500" calcext:value-type="float">
            <text:p>7500</text:p>
          </table:table-cell>
          <table:table-cell table:style-name="ce56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Numerad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style-name="ce5" table:formula="of:=[.F9]" office:value-type="float" office:value="0.025" calcext:value-type="float">
            <text:p>0,025</text:p>
          </table:table-cell>
          <table:table-cell table:style-name="ce5" table:formula="of:=[.G9]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Denominador</text:p>
          </table:table-cell>
          <table:table-cell table:formula="of:=1+[.F9]" office:value-type="float" office:value="1.025" calcext:value-type="float">
            <text:p>1,025</text:p>
          </table:table-cell>
          <table:table-cell table:style-name="ce5" table:formula="of:=1+[.G9]" office:value-type="float" office:value="1.025" calcext:value-type="float">
            <text:p>1,025</text:p>
          </table:table-cell>
          <table:table-cell table:style-name="ce5" table:formula="of:=1+[.H9]" office:value-type="float" office:value="1.025" calcext:value-type="float">
            <text:p>1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Cálculo Denominador</text:p>
          </table:table-cell>
          <table:table-cell table:formula="of:=[.F10]" office:value-type="float" office:value="1.025" calcext:value-type="float">
            <text:p>1,025</text:p>
          </table:table-cell>
          <table:table-cell table:style-name="ce5" table:formula="of:=[.G10]*[.F11]" office:value-type="float" office:value="1.050625" calcext:value-type="float">
            <text:p>1,050625</text:p>
          </table:table-cell>
          <table:table-cell table:style-name="ce5" table:formula="of:=[.H10]*[.G11]" office:value-type="float" office:value="1.076890625" calcext:value-type="float">
            <text:p>1,07689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Total</text:p>
          </table:table-cell>
          <table:table-cell table:formula="of:=[.F8]/[.F11]" office:value-type="float" office:value="0.975609756097561" calcext:value-type="float">
            <text:p>0,975609756097561</text:p>
          </table:table-cell>
          <table:table-cell table:style-name="ce5" table:formula="of:=[.G8]/[.G11]" office:value-type="float" office:value="0.951814396192742" calcext:value-type="float">
            <text:p>0,951814396192742</text:p>
          </table:table-cell>
          <table:table-cell table:style-name="ce5" table:formula="of:=[.H8]/[.H11]" office:value-type="float" office:value="0.928599410919749" calcext:value-type="float">
            <text:p>0,928599410919749</text:p>
          </table:table-cell>
          <table:table-cell table:style-name="ce54" table:formula="of:=SUM([.F12:.H12])" office:value-type="float" office:value="2.85602356321005" calcext:value-type="float">
            <text:p>2,85602356321005</text:p>
          </table:table-cell>
          <table:table-cell table:style-name="ce55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4" office:value-type="string" calcext:value-type="string">
            <text:p>Anualidad</text:p>
          </table:table-cell>
          <table:table-cell table:style-name="ce55" table:formula="of:=[.F4]/[.I12]" office:value-type="float" office:value="2626.02875431823" calcext:value-type="float">
            <text:p>2626,02875431823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28" office:value-type="string" calcext:value-type="string">
            <text:p>Anualidad</text:p>
          </table:table-cell>
          <table:table-cell table:style-name="ce28" office:value-type="string" calcext:value-type="string">
            <text:p>Interés (%)</text:p>
          </table:table-cell>
          <table:table-cell table:style-name="ce28" office:value-type="string" calcext:value-type="string">
            <text:p>Interés (€)</text:p>
          </table:table-cell>
          <table:table-cell table:style-name="ce28" office:value-type="string" calcext:value-type="string">
            <text:p>Capital devuelto</text:p>
          </table:table-cell>
          <table:table-cell table:style-name="ce28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number-columns-repeated="3"/>
          <table:table-cell table:style-name="ce5" table:formula="of:=[.$F$4]" office:value-type="float" office:value="7500" calcext:value-type="float">
            <text:p>7500</text:p>
          </table:table-cell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F$9]" office:value-type="float" office:value="0.025" calcext:value-type="float">
            <text:p>0,025</text:p>
          </table:table-cell>
          <table:table-cell table:style-name="ce5" table:formula="of:=[.J19]*[.G20]" office:value-type="float" office:value="187.5" calcext:value-type="float">
            <text:p>187,5</text:p>
          </table:table-cell>
          <table:table-cell table:style-name="ce5" table:formula="of:=[.F20]-[.H20]" office:value-type="float" office:value="2438.52875431823" calcext:value-type="float">
            <text:p>2438,52875431823</text:p>
          </table:table-cell>
          <table:table-cell table:style-name="ce5" table:formula="of:=[.J19]-[.I20]" office:value-type="float" office:value="5061.47124568177" calcext:value-type="float">
            <text:p>5061,47124568177</text:p>
          </table:table-cell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G$9]" office:value-type="float" office:value="0.025" calcext:value-type="float">
            <text:p>0,025</text:p>
          </table:table-cell>
          <table:table-cell table:style-name="ce5" table:formula="of:=[.J20]*[.G21]" office:value-type="float" office:value="126.536781142044" calcext:value-type="float">
            <text:p>126,536781142044</text:p>
          </table:table-cell>
          <table:table-cell table:style-name="ce5" table:formula="of:=[.F21]-[.H21]" office:value-type="float" office:value="2499.49197317618" calcext:value-type="float">
            <text:p>2499,49197317618</text:p>
          </table:table-cell>
          <table:table-cell table:style-name="ce5" table:formula="of:=[.J20]-[.I21]" office:value-type="float" office:value="2561.97927250559" calcext:value-type="float">
            <text:p>2561,97927250559</text:p>
          </table:table-cell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H$9]" office:value-type="float" office:value="0.025" calcext:value-type="float">
            <text:p>0,025</text:p>
          </table:table-cell>
          <table:table-cell table:style-name="ce5" table:formula="of:=[.J21]*[.G22]" office:value-type="float" office:value="64.0494818126397" calcext:value-type="float">
            <text:p>64,0494818126397</text:p>
          </table:table-cell>
          <table:table-cell table:style-name="ce5" table:formula="of:=[.F22]-[.H22]" office:value-type="float" office:value="2561.97927250559" calcext:value-type="float">
            <text:p>2561,97927250559</text:p>
          </table:table-cell>
          <table:table-cell table:style-name="ce5" table:formula="of:=[.J21]-[.I2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8:38:42.791000000</meta:creation-date>
    <dc:date>2025-02-18T10:30:32.585000000</dc:date>
    <meta:editing-duration>PT1H51M48S</meta:editing-duration>
    <meta:editing-cycles>2</meta:editing-cycles>
    <meta:generator>LibreOffice/7.6.0.3$Windows_X86_64 LibreOffice_project/69edd8b8ebc41d00b4de3915dc82f8f0fc3b6265</meta:generator>
    <meta:document-statistic meta:table-count="4" meta:cell-count="382" meta:object-count="0"/>
  </office:meta>
</office:document-meta>
</file>